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24-09-19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01712" calcext:value-type="float">
            <text:p>160.0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55664" calcext:value-type="float">
            <text:p>158.8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23-09-26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83096" calcext:value-type="float">
            <text:p>158.8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22-09-2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511496" calcext:value-type="float">
            <text:p>157.5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21-09-14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94504" calcext:value-type="float">
            <text:p>157.1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4696" calcext:value-type="float">
            <text:p>154.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456" calcext:value-type="float">
            <text:p>154.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072" calcext:value-type="float">
            <text:p>154.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544" calcext:value-type="float">
            <text:p>154.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1064" calcext:value-type="float">
            <text:p>153.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9248" calcext:value-type="float">
            <text:p>153.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048" calcext:value-type="float">
            <text:p>152.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7808" calcext:value-type="float">
            <text:p>152.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1232" calcext:value-type="float">
            <text:p>151.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808" calcext:value-type="float">
            <text:p>151.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976" calcext:value-type="float">
            <text:p>150.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9876" calcext:value-type="float">
            <text:p>150.09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92" calcext:value-type="float">
            <text:p>149.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84944" calcext:value-type="float">
            <text:p>149.28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528" calcext:value-type="float">
            <text:p>148.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8768" calcext:value-type="float">
            <text:p>148.63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52" calcext:value-type="float">
            <text:p>148.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6872" calcext:value-type="float">
            <text:p>147.94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512" calcext:value-type="float">
            <text:p>147.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6208" calcext:value-type="float">
            <text:p>147.20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8312" calcext:value-type="float">
            <text:p>146.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564" calcext:value-type="float">
            <text:p>146.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9544" calcext:value-type="float">
            <text:p>146.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7352" calcext:value-type="float">
            <text:p>146.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516" calcext:value-type="float">
            <text:p>146.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0776" calcext:value-type="float">
            <text:p>145.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2488" calcext:value-type="float">
            <text:p>145.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0296" calcext:value-type="float">
            <text:p>145.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25592" calcext:value-type="float">
            <text:p>145.3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3296" calcext:value-type="float">
            <text:p>145.2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15864" calcext:value-type="float">
            <text:p>145.2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15864" calcext:value-type="float">
            <text:p>145.2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1104" calcext:value-type="float">
            <text:p>145.2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576" calcext:value-type="float">
            <text:p>145.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75656" calcext:value-type="float">
            <text:p>145.0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6512" calcext:value-type="float">
            <text:p>145.0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61" calcext:value-type="float">
            <text:p>145.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78704" calcext:value-type="float">
            <text:p>145.0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57368" calcext:value-type="float">
            <text:p>145.0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96992" calcext:value-type="float">
            <text:p>145.0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93944" calcext:value-type="float">
            <text:p>145.0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51272" calcext:value-type="float">
            <text:p>145.0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45176" calcext:value-type="float">
            <text:p>145.0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99456" calcext:value-type="float">
            <text:p>144.9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42128" calcext:value-type="float">
            <text:p>145.04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02504" calcext:value-type="float">
            <text:p>145.0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3464" calcext:value-type="float">
            <text:p>145.0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65928" calcext:value-type="float">
            <text:p>144.96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90312" calcext:value-type="float">
            <text:p>144.99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75072" calcext:value-type="float">
            <text:p>144.97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84216" calcext:value-type="float">
            <text:p>144.9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6288" calcext:value-type="float">
            <text:p>144.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89728" calcext:value-type="float">
            <text:p>144.88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4764" calcext:value-type="float">
            <text:p>144.94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20208" calcext:value-type="float">
            <text:p>144.92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08016" calcext:value-type="float">
            <text:p>144.90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29352" calcext:value-type="float">
            <text:p>144.9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92776" calcext:value-type="float">
            <text:p>144.8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0192" calcext:value-type="float">
            <text:p>144.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92776" calcext:value-type="float">
            <text:p>144.8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80584" calcext:value-type="float">
            <text:p>144.88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048" calcext:value-type="float">
            <text:p>144.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34864" calcext:value-type="float">
            <text:p>144.8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22672" calcext:value-type="float">
            <text:p>144.82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67808" calcext:value-type="float">
            <text:p>144.76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6096" calcext:value-type="float">
            <text:p>144.78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6096" calcext:value-type="float">
            <text:p>144.78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3048" calcext:value-type="float">
            <text:p>144.78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07432" calcext:value-type="float">
            <text:p>144.80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3528" calcext:value-type="float">
            <text:p>144.81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07432" calcext:value-type="float">
            <text:p>144.80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" calcext:value-type="float">
            <text:p>144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44008" calcext:value-type="float">
            <text:p>144.84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34864" calcext:value-type="float">
            <text:p>144.8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34864" calcext:value-type="float">
            <text:p>144.8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9248" calcext:value-type="float">
            <text:p>144.8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77536" calcext:value-type="float">
            <text:p>144.87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62296" calcext:value-type="float">
            <text:p>144.8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0104" calcext:value-type="float">
            <text:p>144.85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92192" calcext:value-type="float">
            <text:p>144.79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3528" calcext:value-type="float">
            <text:p>144.81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6576" calcext:value-type="float">
            <text:p>144.81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62" calcext:value-type="float">
            <text:p>144.8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4096" calcext:value-type="float">
            <text:p>144.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47056" calcext:value-type="float">
            <text:p>144.84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9624" calcext:value-type="float">
            <text:p>144.8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2572" calcext:value-type="float">
            <text:p>144.82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62" calcext:value-type="float">
            <text:p>144.8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0104" calcext:value-type="float">
            <text:p>144.85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65344" calcext:value-type="float">
            <text:p>144.8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8668" calcext:value-type="float">
            <text:p>144.88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62296" calcext:value-type="float">
            <text:p>144.8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8668" calcext:value-type="float">
            <text:p>144.88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65344" calcext:value-type="float">
            <text:p>144.8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04968" calcext:value-type="float">
            <text:p>144.9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89728" calcext:value-type="float">
            <text:p>144.88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50688" calcext:value-type="float">
            <text:p>144.95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06492" calcext:value-type="float">
            <text:p>144.90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50688" calcext:value-type="float">
            <text:p>144.95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53736" calcext:value-type="float">
            <text:p>144.95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44592" calcext:value-type="float">
            <text:p>144.9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77536" calcext:value-type="float">
            <text:p>144.87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9248" calcext:value-type="float">
            <text:p>144.8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63312" calcext:value-type="float">
            <text:p>144.8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8668" calcext:value-type="float">
            <text:p>144.88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95824" calcext:value-type="float">
            <text:p>144.89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80584" calcext:value-type="float">
            <text:p>144.88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7144" calcext:value-type="float">
            <text:p>144.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47056" calcext:value-type="float">
            <text:p>144.84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14112" calcext:value-type="float">
            <text:p>144.91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05552" calcext:value-type="float">
            <text:p>145.0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086" calcext:value-type="float">
            <text:p>145.0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0416" calcext:value-type="float">
            <text:p>145.0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4236" calcext:value-type="float">
            <text:p>145.14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97576" calcext:value-type="float">
            <text:p>145.19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3672" calcext:value-type="float">
            <text:p>145.2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25008" calcext:value-type="float">
            <text:p>145.2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052" calcext:value-type="float">
            <text:p>145.13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82336" calcext:value-type="float">
            <text:p>145.1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56428" calcext:value-type="float">
            <text:p>145.15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3672" calcext:value-type="float">
            <text:p>145.2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0624" calcext:value-type="float">
            <text:p>145.2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3672" calcext:value-type="float">
            <text:p>145.2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12816" calcext:value-type="float">
            <text:p>145.2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82336" calcext:value-type="float">
            <text:p>145.1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6616" calcext:value-type="float">
            <text:p>145.1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9148" calcext:value-type="float">
            <text:p>145.1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6344" calcext:value-type="float">
            <text:p>145.2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3296" calcext:value-type="float">
            <text:p>145.2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3296" calcext:value-type="float">
            <text:p>145.2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6344" calcext:value-type="float">
            <text:p>145.2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25008" calcext:value-type="float">
            <text:p>145.2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3672" calcext:value-type="float">
            <text:p>145.2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25008" calcext:value-type="float">
            <text:p>145.2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27472" calcext:value-type="float">
            <text:p>145.1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25008" calcext:value-type="float">
            <text:p>145.2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85384" calcext:value-type="float">
            <text:p>145.1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672" calcext:value-type="float">
            <text:p>145.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94528" calcext:value-type="float">
            <text:p>145.1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57952" calcext:value-type="float">
            <text:p>145.1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57952" calcext:value-type="float">
            <text:p>145.1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55488" calcext:value-type="float">
            <text:p>145.2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94528" calcext:value-type="float">
            <text:p>145.1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3296" calcext:value-type="float">
            <text:p>145.2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3296" calcext:value-type="float">
            <text:p>145.2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3296" calcext:value-type="float">
            <text:p>145.2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01208" calcext:value-type="float">
            <text:p>145.3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9816" calcext:value-type="float">
            <text:p>145.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4152" calcext:value-type="float">
            <text:p>145.2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85968" calcext:value-type="float">
            <text:p>145.2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04256" calcext:value-type="float">
            <text:p>145.3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31688" calcext:value-type="float">
            <text:p>145.3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85968" calcext:value-type="float">
            <text:p>145.2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70728" calcext:value-type="float">
            <text:p>145.2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1104" calcext:value-type="float">
            <text:p>145.2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4241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82336" calcext:value-type="float">
            <text:p>145.1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46" meta:object-count="0"/>
    <meta:user-defined meta:name="AppVersion">3.0</meta:user-defined>
  </office:meta>
</office:document-meta>
</file>